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LLAVILLA, GRACIELA MARLENI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965215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033834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SPE LLAVILLA, GRACIELA MARLENI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65215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8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2 - Trans. Aer. Caja Patos Criollos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4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4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7/09/2021</text:p>
          </table:table-cell>
          <table:table-cell table:style-name="Tabla2.A2" office:value-type="string">
            <text:p text:style-name="P9">70309742</text:p>
          </table:table-cell>
          <table:table-cell table:style-name="Tabla2.A2" office:value-type="string">
            <text:p text:style-name="P9">24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HUACHIPATOS</text:p>
          </table:table-cell>
          <table:table-cell table:style-name="Tabla3.A2" office:value-type="string">
            <text:p text:style-name="P21">PATOS 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8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21:59:4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